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8.56pt" svg:y="363.43pt">
            <draw:object draw:notify-on-update-of-ranges="Sheet1.E15:Sheet1.E15 Sheet1.E16:Sheet1.E27 Sheet1.F15:Sheet1.F15 Sheet1.F16:Sheet1.F27 Sheet1.G15:Sheet1.G15 Sheet1.G16:Sheet1.G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NC_011033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NC_011033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11033.1</text:p>
          </table:table-cell>
          <table:table-cell office:value-type="float" office:value="490520" calcext:value-type="float">
            <text:p>490520</text:p>
          </table:table-cell>
          <table:table-cell/>
        </table:table-row>
        <table:table-row table:style-name="ro1">
          <table:table-cell office:value-type="float" office:value="301632" calcext:value-type="float">
            <text:p>301632</text:p>
          </table:table-cell>
          <table:table-cell office:value-type="string" calcext:value-type="string">
            <text:p>NC_029256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2889" calcext:value-type="float">
            <text:p>2889</text:p>
          </table:table-cell>
          <table:table-cell office:value-type="string" calcext:value-type="string">
            <text:p>NC_029256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56.1</text:p>
          </table:table-cell>
          <table:table-cell office:value-type="float" office:value="43270923" calcext:value-type="float">
            <text:p>43270923</text:p>
          </table:table-cell>
          <table:table-cell/>
        </table:table-row>
        <table:table-row table:style-name="ro1">
          <table:table-cell office:value-type="float" office:value="264246" calcext:value-type="float">
            <text:p>264246</text:p>
          </table:table-cell>
          <table:table-cell office:value-type="string" calcext:value-type="string">
            <text:p>NC_029257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NC_029257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57.1</text:p>
          </table:table-cell>
          <table:table-cell office:value-type="float" office:value="35937250" calcext:value-type="float">
            <text:p>35937250</text:p>
          </table:table-cell>
          <table:table-cell/>
        </table:table-row>
        <table:table-row table:style-name="ro1">
          <table:table-cell office:value-type="float" office:value="263422" calcext:value-type="float">
            <text:p>263422</text:p>
          </table:table-cell>
          <table:table-cell office:value-type="string" calcext:value-type="string">
            <text:p>NC_029258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5834" calcext:value-type="float">
            <text:p>5834</text:p>
          </table:table-cell>
          <table:table-cell office:value-type="string" calcext:value-type="string">
            <text:p>NC_029258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58.1</text:p>
          </table:table-cell>
          <table:table-cell office:value-type="float" office:value="36413819" calcext:value-type="float">
            <text:p>36413819</text:p>
          </table:table-cell>
          <table:table-cell/>
        </table:table-row>
        <table:table-row table:style-name="ro1">
          <table:table-cell office:value-type="float" office:value="328234" calcext:value-type="float">
            <text:p>328234</text:p>
          </table:table-cell>
          <table:table-cell office:value-type="string" calcext:value-type="string">
            <text:p>NC_029259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C_029259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59.1</text:p>
          </table:table-cell>
          <table:table-cell office:value-type="float" office:value="35502694" calcext:value-type="float">
            <text:p>35502694</text:p>
          </table:table-cell>
          <table:table-cell/>
        </table:table-row>
        <table:table-row table:style-name="ro1">
          <table:table-cell office:value-type="float" office:value="294099" calcext:value-type="float">
            <text:p>294099</text:p>
          </table:table-cell>
          <table:table-cell office:value-type="string" calcext:value-type="string">
            <text:p>NC_029260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C_029260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0.1</text:p>
          </table:table-cell>
          <table:table-cell office:value-type="float" office:value="29958434" calcext:value-type="float">
            <text:p>29958434</text:p>
          </table:table-cell>
          <table:table-cell/>
        </table:table-row>
        <table:table-row table:style-name="ro1">
          <table:table-cell office:value-type="float" office:value="265551" calcext:value-type="float">
            <text:p>265551</text:p>
          </table:table-cell>
          <table:table-cell office:value-type="string" calcext:value-type="string">
            <text:p>NC_029262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C_029262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2.1</text:p>
          </table:table-cell>
          <table:table-cell office:value-type="float" office:value="29697621" calcext:value-type="float">
            <text:p>29697621</text:p>
          </table:table-cell>
          <table:table-cell/>
        </table:table-row>
        <table:table-row table:style-name="ro1">
          <table:table-cell office:value-type="float" office:value="206726" calcext:value-type="float">
            <text:p>206726</text:p>
          </table:table-cell>
          <table:table-cell office:value-type="string" calcext:value-type="string">
            <text:p>NC_029263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C_029263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3.1</text:p>
          </table:table-cell>
          <table:table-cell office:value-type="float" office:value="28443022" calcext:value-type="float">
            <text:p>28443022</text:p>
          </table:table-cell>
          <table:table-cell/>
        </table:table-row>
        <table:table-row table:style-name="ro1">
          <table:table-cell office:value-type="float" office:value="227000" calcext:value-type="float">
            <text:p>227000</text:p>
          </table:table-cell>
          <table:table-cell office:value-type="string" calcext:value-type="string">
            <text:p>NC_029264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10282" calcext:value-type="float">
            <text:p>10282</text:p>
          </table:table-cell>
          <table:table-cell office:value-type="string" calcext:value-type="string">
            <text:p>NC_029264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4.1</text:p>
          </table:table-cell>
          <table:table-cell office:value-type="float" office:value="23012720" calcext:value-type="float">
            <text:p>23012720</text:p>
          </table:table-cell>
          <table:table-cell/>
        </table:table-row>
        <table:table-row table:style-name="ro1">
          <table:table-cell office:value-type="float" office:value="221541" calcext:value-type="float">
            <text:p>221541</text:p>
          </table:table-cell>
          <table:table-cell office:value-type="string" calcext:value-type="string">
            <text:p>NC_029265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NC_029265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5.1</text:p>
          </table:table-cell>
          <table:table-cell office:value-type="float" office:value="23207287" calcext:value-type="float">
            <text:p>23207287</text:p>
          </table:table-cell>
          <table:table-cell/>
        </table:table-row>
        <table:table-row table:style-name="ro1">
          <table:table-cell office:value-type="float" office:value="240083" calcext:value-type="float">
            <text:p>240083</text:p>
          </table:table-cell>
          <table:table-cell office:value-type="string" calcext:value-type="string">
            <text:p>NC_029266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NC_029266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6.1</text:p>
          </table:table-cell>
          <table:table-cell office:value-type="float" office:value="29021106" calcext:value-type="float">
            <text:p>29021106</text:p>
          </table:table-cell>
          <table:table-cell/>
        </table:table-row>
        <table:table-row table:style-name="ro1">
          <table:table-cell office:value-type="float" office:value="259052" calcext:value-type="float">
            <text:p>259052</text:p>
          </table:table-cell>
          <table:table-cell office:value-type="string" calcext:value-type="string">
            <text:p>NC_029267.1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bisulfite</text:p>
          </table:table-cell>
          <table:table-cell office:value-type="float" office:value="5070" calcext:value-type="float">
            <text:p>5070</text:p>
          </table:table-cell>
          <table:table-cell office:value-type="string" calcext:value-type="string">
            <text:p>NC_029267.1</text:p>
          </table:table-cell>
          <table:table-cell office:value-type="string" calcext:value-type="string">
            <text:p>5mC</text:p>
          </table:table-cell>
          <table:table-cell office:value-type="string" calcext:value-type="string">
            <text:p>modPhred</text:p>
          </table:table-cell>
          <table:table-cell office:value-type="string" calcext:value-type="string">
            <text:p>NC_029267.1</text:p>
          </table:table-cell>
          <table:table-cell office:value-type="float" office:value="27531856" calcext:value-type="float">
            <text:p>27531856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romosome</text:p>
          </table:table-cell>
          <table:table-cell office:value-type="string" calcext:value-type="string">
            <text:p>bisulfite_cnts</text:p>
          </table:table-cell>
          <table:table-cell office:value-type="string" calcext:value-type="string">
            <text:p>modPhred_cnts</text:p>
          </table:table-cell>
          <table:table-cell office:value-type="string" calcext:value-type="string">
            <text:p>Osat_chrLen</text:p>
          </table:table-cell>
          <table:table-cell office:value-type="string" calcext:value-type="string">
            <text:p>bisulfite_perc</text:p>
          </table:table-cell>
          <table:table-cell office:value-type="string" calcext:value-type="string">
            <text:p>modPhred_perc</text:p>
          </table:table-cell>
          <table:table-cell office:value-type="string" calcext:value-type="string">
            <text:p>Osat_chrLenPer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C_011033.1</text:p>
          </table:table-cell>
          <table:table-cell office:value-type="float" office:value="366" calcext:value-type="float">
            <text:p>366</text:p>
          </table:table-cell>
          <table:table-cell office:value-type="float" office:value="3554" calcext:value-type="float">
            <text:p>3554</text:p>
          </table:table-cell>
          <table:table-cell office:value-type="float" office:value="490520" calcext:value-type="float">
            <text:p>490520</text:p>
          </table:table-cell>
          <table:table-cell table:formula="of:=ROUND(([.B16]/SUM([.B$16:.B$27]))*100;2)" office:value-type="float" office:value="0.01" calcext:value-type="float">
            <text:p>0.01</text:p>
          </table:table-cell>
          <table:table-cell table:formula="of:=ROUND(([.C16]/SUM([.C$16:.C$27]))*100;2)" office:value-type="float" office:value="9.19" calcext:value-type="float">
            <text:p>9.19</text:p>
          </table:table-cell>
          <table:table-cell table:formula="of:=ROUND(([.D16]/SUM([.D$16:.D$27]))*100;2)" office:value-type="float" office:value="0.14" calcext:value-type="float">
            <text:p>0.14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NC_011033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56.1</text:p>
          </table:table-cell>
          <table:table-cell office:value-type="float" office:value="502991" calcext:value-type="float">
            <text:p>502991</text:p>
          </table:table-cell>
          <table:table-cell office:value-type="float" office:value="2889" calcext:value-type="float">
            <text:p>2889</text:p>
          </table:table-cell>
          <table:table-cell office:value-type="float" office:value="43270923" calcext:value-type="float">
            <text:p>43270923</text:p>
          </table:table-cell>
          <table:table-cell table:formula="of:=ROUND(([.B17]/SUM([.B$16:.B$27]))*100;2)" office:value-type="float" office:value="10.76" calcext:value-type="float">
            <text:p>10.76</text:p>
          </table:table-cell>
          <table:table-cell table:formula="of:=ROUND(([.C17]/SUM([.C$16:.C$27]))*100;2)" office:value-type="float" office:value="7.47" calcext:value-type="float">
            <text:p>7.47</text:p>
          </table:table-cell>
          <table:table-cell table:formula="of:=ROUND(([.D17]/SUM([.D$16:.D$27]))*100;2)" office:value-type="float" office:value="12.63" calcext:value-type="float">
            <text:p>12.63</text:p>
          </table:table-cell>
          <table:table-cell/>
          <table:table-cell office:value-type="float" office:value="502991" calcext:value-type="float">
            <text:p>502991</text:p>
          </table:table-cell>
          <table:table-cell office:value-type="string" calcext:value-type="string">
            <text:p>NC_029256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57.1</text:p>
          </table:table-cell>
          <table:table-cell office:value-type="float" office:value="438919" calcext:value-type="float">
            <text:p>438919</text:p>
          </table:table-cell>
          <table:table-cell office:value-type="float" office:value="884" calcext:value-type="float">
            <text:p>884</text:p>
          </table:table-cell>
          <table:table-cell office:value-type="float" office:value="35937250" calcext:value-type="float">
            <text:p>35937250</text:p>
          </table:table-cell>
          <table:table-cell table:formula="of:=ROUND(([.B18]/SUM([.B$16:.B$27]))*100;2)" office:value-type="float" office:value="9.39" calcext:value-type="float">
            <text:p>9.39</text:p>
          </table:table-cell>
          <table:table-cell table:formula="of:=ROUND(([.C18]/SUM([.C$16:.C$27]))*100;2)" office:value-type="float" office:value="2.29" calcext:value-type="float">
            <text:p>2.29</text:p>
          </table:table-cell>
          <table:table-cell table:formula="of:=ROUND(([.D18]/SUM([.D$16:.D$27]))*100;2)" office:value-type="float" office:value="10.49" calcext:value-type="float">
            <text:p>10.49</text:p>
          </table:table-cell>
          <table:table-cell/>
          <table:table-cell office:value-type="float" office:value="438919" calcext:value-type="float">
            <text:p>438919</text:p>
          </table:table-cell>
          <table:table-cell office:value-type="string" calcext:value-type="string">
            <text:p>NC_029257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58.1</text:p>
          </table:table-cell>
          <table:table-cell office:value-type="float" office:value="441648" calcext:value-type="float">
            <text:p>441648</text:p>
          </table:table-cell>
          <table:table-cell office:value-type="float" office:value="5834" calcext:value-type="float">
            <text:p>5834</text:p>
          </table:table-cell>
          <table:table-cell office:value-type="float" office:value="36413819" calcext:value-type="float">
            <text:p>36413819</text:p>
          </table:table-cell>
          <table:table-cell table:formula="of:=ROUND(([.B19]/SUM([.B$16:.B$27]))*100;2)" office:value-type="float" office:value="9.45" calcext:value-type="float">
            <text:p>9.45</text:p>
          </table:table-cell>
          <table:table-cell table:formula="of:=ROUND(([.C19]/SUM([.C$16:.C$27]))*100;2)" office:value-type="float" office:value="15.09" calcext:value-type="float">
            <text:p>15.09</text:p>
          </table:table-cell>
          <table:table-cell table:formula="of:=ROUND(([.D19]/SUM([.D$16:.D$27]))*100;2)" office:value-type="float" office:value="10.63" calcext:value-type="float">
            <text:p>10.63</text:p>
          </table:table-cell>
          <table:table-cell/>
          <table:table-cell office:value-type="float" office:value="441648" calcext:value-type="float">
            <text:p>441648</text:p>
          </table:table-cell>
          <table:table-cell office:value-type="string" calcext:value-type="string">
            <text:p>NC_029258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59.1</text:p>
          </table:table-cell>
          <table:table-cell office:value-type="float" office:value="528138" calcext:value-type="float">
            <text:p>528138</text:p>
          </table:table-cell>
          <table:table-cell office:value-type="float" office:value="205" calcext:value-type="float">
            <text:p>205</text:p>
          </table:table-cell>
          <table:table-cell office:value-type="float" office:value="35502694" calcext:value-type="float">
            <text:p>35502694</text:p>
          </table:table-cell>
          <table:table-cell table:formula="of:=ROUND(([.B20]/SUM([.B$16:.B$27]))*100;2)" office:value-type="float" office:value="11.29" calcext:value-type="float">
            <text:p>11.29</text:p>
          </table:table-cell>
          <table:table-cell table:formula="of:=ROUND(([.C20]/SUM([.C$16:.C$27]))*100;2)" office:value-type="float" office:value="0.53" calcext:value-type="float">
            <text:p>0.53</text:p>
          </table:table-cell>
          <table:table-cell table:formula="of:=ROUND(([.D20]/SUM([.D$16:.D$27]))*100;2)" office:value-type="float" office:value="10.37" calcext:value-type="float">
            <text:p>10.37</text:p>
          </table:table-cell>
          <table:table-cell/>
          <table:table-cell office:value-type="float" office:value="528138" calcext:value-type="float">
            <text:p>528138</text:p>
          </table:table-cell>
          <table:table-cell office:value-type="string" calcext:value-type="string">
            <text:p>NC_029259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60.1</text:p>
          </table:table-cell>
          <table:table-cell office:value-type="float" office:value="477522" calcext:value-type="float">
            <text:p>477522</text:p>
          </table:table-cell>
          <table:table-cell office:value-type="float" office:value="172" calcext:value-type="float">
            <text:p>172</text:p>
          </table:table-cell>
          <table:table-cell office:value-type="float" office:value="29958434" calcext:value-type="float">
            <text:p>29958434</text:p>
          </table:table-cell>
          <table:table-cell table:formula="of:=ROUND(([.B21]/SUM([.B$16:.B$27]))*100;2)" office:value-type="float" office:value="10.21" calcext:value-type="float">
            <text:p>10.21</text:p>
          </table:table-cell>
          <table:table-cell table:formula="of:=ROUND(([.C21]/SUM([.C$16:.C$27]))*100;2)" office:value-type="float" office:value="0.44" calcext:value-type="float">
            <text:p>0.44</text:p>
          </table:table-cell>
          <table:table-cell table:formula="of:=ROUND(([.D21]/SUM([.D$16:.D$27]))*100;2)" office:value-type="float" office:value="8.75" calcext:value-type="float">
            <text:p>8.75</text:p>
          </table:table-cell>
          <table:table-cell/>
          <table:table-cell office:value-type="float" office:value="477522" calcext:value-type="float">
            <text:p>477522</text:p>
          </table:table-cell>
          <table:table-cell office:value-type="string" calcext:value-type="string">
            <text:p>NC_029260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62.1</text:p>
          </table:table-cell>
          <table:table-cell office:value-type="float" office:value="431659" calcext:value-type="float">
            <text:p>431659</text:p>
          </table:table-cell>
          <table:table-cell office:value-type="float" office:value="4" calcext:value-type="float">
            <text:p>4</text:p>
          </table:table-cell>
          <table:table-cell office:value-type="float" office:value="29697621" calcext:value-type="float">
            <text:p>29697621</text:p>
          </table:table-cell>
          <table:table-cell table:formula="of:=ROUND(([.B22]/SUM([.B$16:.B$27]))*100;2)" office:value-type="float" office:value="9.23" calcext:value-type="float">
            <text:p>9.23</text:p>
          </table:table-cell>
          <table:table-cell table:formula="of:=ROUND(([.C22]/SUM([.C$16:.C$27]))*100;2)" office:value-type="float" office:value="0.01" calcext:value-type="float">
            <text:p>0.01</text:p>
          </table:table-cell>
          <table:table-cell table:formula="of:=ROUND(([.D22]/SUM([.D$16:.D$27]))*100;2)" office:value-type="float" office:value="8.67" calcext:value-type="float">
            <text:p>8.67</text:p>
          </table:table-cell>
          <table:table-cell/>
          <table:table-cell office:value-type="float" office:value="431659" calcext:value-type="float">
            <text:p>431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_029263.1</text:p>
          </table:table-cell>
          <table:table-cell office:value-type="float" office:value="336324" calcext:value-type="float">
            <text:p>336324</text:p>
          </table:table-cell>
          <table:table-cell office:value-type="float" office:value="443" calcext:value-type="float">
            <text:p>443</text:p>
          </table:table-cell>
          <table:table-cell office:value-type="float" office:value="28443022" calcext:value-type="float">
            <text:p>28443022</text:p>
          </table:table-cell>
          <table:table-cell table:formula="of:=ROUND(([.B23]/SUM([.B$16:.B$27]))*100;2)" office:value-type="float" office:value="7.19" calcext:value-type="float">
            <text:p>7.19</text:p>
          </table:table-cell>
          <table:table-cell table:formula="of:=ROUND(([.C23]/SUM([.C$16:.C$27]))*100;2)" office:value-type="float" office:value="1.15" calcext:value-type="float">
            <text:p>1.15</text:p>
          </table:table-cell>
          <table:table-cell table:formula="of:=ROUND(([.D23]/SUM([.D$16:.D$27]))*100;2)" office:value-type="float" office:value="8.3" calcext:value-type="float">
            <text:p>8.3</text:p>
          </table:table-cell>
          <table:table-cell/>
          <table:table-cell office:value-type="float" office:value="336324" calcext:value-type="float">
            <text:p>336324</text:p>
          </table:table-cell>
          <table:table-cell office:value-type="string" calcext:value-type="string">
            <text:p>NC_029262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64.1</text:p>
          </table:table-cell>
          <table:table-cell office:value-type="float" office:value="365707" calcext:value-type="float">
            <text:p>365707</text:p>
          </table:table-cell>
          <table:table-cell office:value-type="float" office:value="10282" calcext:value-type="float">
            <text:p>10282</text:p>
          </table:table-cell>
          <table:table-cell office:value-type="float" office:value="23012720" calcext:value-type="float">
            <text:p>23012720</text:p>
          </table:table-cell>
          <table:table-cell table:formula="of:=ROUND(([.B24]/SUM([.B$16:.B$27]))*100;2)" office:value-type="float" office:value="7.82" calcext:value-type="float">
            <text:p>7.82</text:p>
          </table:table-cell>
          <table:table-cell table:formula="of:=ROUND(([.C24]/SUM([.C$16:.C$27]))*100;2)" office:value-type="float" office:value="26.6" calcext:value-type="float">
            <text:p>26.6</text:p>
          </table:table-cell>
          <table:table-cell table:formula="of:=ROUND(([.D24]/SUM([.D$16:.D$27]))*100;2)" office:value-type="float" office:value="6.72" calcext:value-type="float">
            <text:p>6.72</text:p>
          </table:table-cell>
          <table:table-cell/>
          <table:table-cell office:value-type="float" office:value="365707" calcext:value-type="float">
            <text:p>365707</text:p>
          </table:table-cell>
          <table:table-cell office:value-type="string" calcext:value-type="string">
            <text:p>NC_029263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65.1</text:p>
          </table:table-cell>
          <table:table-cell office:value-type="float" office:value="358156" calcext:value-type="float">
            <text:p>358156</text:p>
          </table:table-cell>
          <table:table-cell office:value-type="float" office:value="3297" calcext:value-type="float">
            <text:p>3297</text:p>
          </table:table-cell>
          <table:table-cell office:value-type="float" office:value="23207287" calcext:value-type="float">
            <text:p>23207287</text:p>
          </table:table-cell>
          <table:table-cell table:formula="of:=ROUND(([.B25]/SUM([.B$16:.B$27]))*100;2)" office:value-type="float" office:value="7.66" calcext:value-type="float">
            <text:p>7.66</text:p>
          </table:table-cell>
          <table:table-cell table:formula="of:=ROUND(([.C25]/SUM([.C$16:.C$27]))*100;2)" office:value-type="float" office:value="8.53" calcext:value-type="float">
            <text:p>8.53</text:p>
          </table:table-cell>
          <table:table-cell table:formula="of:=ROUND(([.D25]/SUM([.D$16:.D$27]))*100;2)" office:value-type="float" office:value="6.78" calcext:value-type="float">
            <text:p>6.78</text:p>
          </table:table-cell>
          <table:table-cell/>
          <table:table-cell office:value-type="float" office:value="358156" calcext:value-type="float">
            <text:p>358156</text:p>
          </table:table-cell>
          <table:table-cell office:value-type="string" calcext:value-type="string">
            <text:p>NC_029264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66.1</text:p>
          </table:table-cell>
          <table:table-cell office:value-type="float" office:value="383293" calcext:value-type="float">
            <text:p>383293</text:p>
          </table:table-cell>
          <table:table-cell office:value-type="float" office:value="6019" calcext:value-type="float">
            <text:p>6019</text:p>
          </table:table-cell>
          <table:table-cell office:value-type="float" office:value="29021106" calcext:value-type="float">
            <text:p>29021106</text:p>
          </table:table-cell>
          <table:table-cell table:formula="of:=ROUND(([.B26]/SUM([.B$16:.B$27]))*100;2)" office:value-type="float" office:value="8.2" calcext:value-type="float">
            <text:p>8.2</text:p>
          </table:table-cell>
          <table:table-cell table:formula="of:=ROUND(([.C26]/SUM([.C$16:.C$27]))*100;2)" office:value-type="float" office:value="15.57" calcext:value-type="float">
            <text:p>15.57</text:p>
          </table:table-cell>
          <table:table-cell table:formula="of:=ROUND(([.D26]/SUM([.D$16:.D$27]))*100;2)" office:value-type="float" office:value="8.47" calcext:value-type="float">
            <text:p>8.47</text:p>
          </table:table-cell>
          <table:table-cell/>
          <table:table-cell office:value-type="float" office:value="383293" calcext:value-type="float">
            <text:p>383293</text:p>
          </table:table-cell>
          <table:table-cell office:value-type="string" calcext:value-type="string">
            <text:p>NC_029265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office:value-type="string" calcext:value-type="string">
            <text:p>NC_029267.1</text:p>
          </table:table-cell>
          <table:table-cell office:value-type="float" office:value="411270" calcext:value-type="float">
            <text:p>411270</text:p>
          </table:table-cell>
          <table:table-cell office:value-type="float" office:value="5070" calcext:value-type="float">
            <text:p>5070</text:p>
          </table:table-cell>
          <table:table-cell office:value-type="float" office:value="27531856" calcext:value-type="float">
            <text:p>27531856</text:p>
          </table:table-cell>
          <table:table-cell table:formula="of:=ROUND(([.B27]/SUM([.B$16:.B$27]))*100;2)" office:value-type="float" office:value="8.8" calcext:value-type="float">
            <text:p>8.8</text:p>
          </table:table-cell>
          <table:table-cell table:formula="of:=ROUND(([.C27]/SUM([.C$16:.C$27]))*100;2)" office:value-type="float" office:value="13.12" calcext:value-type="float">
            <text:p>13.12</text:p>
          </table:table-cell>
          <table:table-cell table:formula="of:=ROUND(([.D27]/SUM([.D$16:.D$27]))*100;2)" office:value-type="float" office:value="8.04" calcext:value-type="float">
            <text:p>8.04</text:p>
          </table:table-cell>
          <table:table-cell/>
          <table:table-cell office:value-type="float" office:value="411270" calcext:value-type="float">
            <text:p>411270</text:p>
          </table:table-cell>
          <table:table-cell office:value-type="string" calcext:value-type="string">
            <text:p>NC_029266.1</text:p>
          </table:table-cell>
          <table:table-cell office:value-type="string" calcext:value-type="string">
            <text:p>bisulfit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NC_029267.1</text:p>
          </table:table-cell>
          <table:table-cell office:value-type="string" calcext:value-type="string">
            <text:p>bisulf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 PL UKai CN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09:56:39.654828462</meta:creation-date>
    <dc:date>2021-05-07T22:53:43.671012283</dc:date>
    <meta:editing-duration>PT7H46M42S</meta:editing-duration>
    <meta:editing-cycles>3</meta:editing-cycles>
    <meta:generator>LibreOffice/6.1.5.2$Linux_X86_64 LibreOffice_project/10$Build-2</meta:generator>
    <meta:document-statistic meta:table-count="1" meta:cell-count="2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73cm" svg:y="3.703cm" style:legend-expansion="high" chart:style-name="ch2"/>
        <chart:plot-area chart:style-name="ch3" table:cell-range-address="Sheet1.E15:Sheet1.G27" chart:data-source-has-labels="row" svg:x="0.32cm" svg:y="0.18cm" svg:width="11.933cm" svg:height="8.64cm">
          <chartooo:coordinate-region svg:x="0.941cm" svg:y="0.379cm" svg:width="11.3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6:Sheet1.E27" chart:label-cell-address="Sheet1.E15:Sheet1.E15" chart:class="chart:bar">
            <chart:data-point chart:repeated="12"/>
          </chart:series>
          <chart:series chart:style-name="ch8" chart:values-cell-range-address="Sheet1.F16:Sheet1.F27" chart:label-cell-address="Sheet1.F15:Sheet1.F15" chart:class="chart:bar">
            <chart:data-point chart:repeated="12"/>
          </chart:series>
          <chart:series chart:style-name="ch9" chart:values-cell-range-address="Sheet1.G16:Sheet1.G27" chart:label-cell-address="Sheet1.G15:Sheet1.G15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isulfite_perc</text:p>
                <draw:g>
                  <svg:desc>Sheet1.E15:Sheet1.E15</svg:desc>
                </draw:g>
              </table:table-cell>
              <table:table-cell office:value-type="string">
                <text:p>modPhred_perc</text:p>
                <draw:g>
                  <svg:desc>Sheet1.F15:Sheet1.F15</svg:desc>
                </draw:g>
              </table:table-cell>
              <table:table-cell office:value-type="string">
                <text:p>Osat_chrLenPerc</text:p>
                <draw:g>
                  <svg:desc>Sheet1.G15:Sheet1.G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E16:Sheet1.E27</svg:desc>
                </draw:g>
              </table:table-cell>
              <table:table-cell office:value-type="float" office:value="9.19">
                <text:p>9.19</text:p>
                <draw:g>
                  <svg:desc>Sheet1.F16:Sheet1.F27</svg:desc>
                </draw:g>
              </table:table-cell>
              <table:table-cell office:value-type="float" office:value="0.14">
                <text:p>0.14</text:p>
                <draw:g>
                  <svg:desc>Sheet1.G16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76">
                <text:p>10.76</text:p>
              </table:table-cell>
              <table:table-cell office:value-type="float" office:value="7.47">
                <text:p>7.47</text:p>
              </table:table-cell>
              <table:table-cell office:value-type="float" office:value="12.63">
                <text:p>12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39">
                <text:p>9.39</text:p>
              </table:table-cell>
              <table:table-cell office:value-type="float" office:value="2.29">
                <text:p>2.29</text:p>
              </table:table-cell>
              <table:table-cell office:value-type="float" office:value="10.49">
                <text:p>10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45">
                <text:p>9.45</text:p>
              </table:table-cell>
              <table:table-cell office:value-type="float" office:value="15.09">
                <text:p>15.09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9">
                <text:p>11.29</text:p>
              </table:table-cell>
              <table:table-cell office:value-type="float" office:value="0.53">
                <text:p>0.53</text:p>
              </table:table-cell>
              <table:table-cell office:value-type="float" office:value="10.37">
                <text:p>10.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21">
                <text:p>10.21</text:p>
              </table:table-cell>
              <table:table-cell office:value-type="float" office:value="0.44">
                <text:p>0.44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3">
                <text:p>9.23</text:p>
              </table:table-cell>
              <table:table-cell office:value-type="float" office:value="0.01">
                <text:p>0.01</text:p>
              </table:table-cell>
              <table:table-cell office:value-type="float" office:value="8.67">
                <text:p>8.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9">
                <text:p>7.19</text:p>
              </table:table-cell>
              <table:table-cell office:value-type="float" office:value="1.15">
                <text:p>1.1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2">
                <text:p>7.82</text:p>
              </table:table-cell>
              <table:table-cell office:value-type="float" office:value="26.6">
                <text:p>26.6</text:p>
              </table:table-cell>
              <table:table-cell office:value-type="float" office:value="6.72">
                <text:p>6.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66">
                <text:p>7.66</text:p>
              </table:table-cell>
              <table:table-cell office:value-type="float" office:value="8.53">
                <text:p>8.53</text:p>
              </table:table-cell>
              <table:table-cell office:value-type="float" office:value="6.78">
                <text:p>6.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2">
                <text:p>8.2</text:p>
              </table:table-cell>
              <table:table-cell office:value-type="float" office:value="15.57">
                <text:p>15.57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8">
                <text:p>8.8</text:p>
              </table:table-cell>
              <table:table-cell office:value-type="float" office:value="13.12">
                <text:p>13.12</text:p>
              </table:table-cell>
              <table:table-cell office:value-type="float" office:value="8.04">
                <text:p>8.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